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list-style-name="">
      <style:paragraph-properties fo:margin-left="0in" fo:margin-right="0in" fo:margin-top="0in" fo:margin-bottom="0in" fo:line-height="100%" fo:text-indent="0in" style:auto-text-indent="false"/>
    </style:style>
    <style:style style:name="P9" style:family="paragraph" style:parent-style-name="Standard" style:list-style-name="">
      <style:paragraph-properties fo:margin-left="0in" fo:margin-right="0in" fo:margin-top="0in" fo:margin-bottom="0in" fo:line-height="100%" fo:text-indent="0in" style:auto-text-indent="false" style:text-autospace="none">
        <style:tab-stops/>
      </style:paragraph-properties>
      <style:text-properties fo:color="#000000"/>
    </style:style>
    <style:style style:name="P10" style:family="paragraph" style:parent-style-name="Standard" style:list-style-name="">
      <style:paragraph-properties fo:margin-left="0in" fo:margin-right="0in" fo:margin-top="0in" fo:margin-bottom="0in" fo:line-height="100%" fo:text-indent="0in" style:auto-text-indent="false" style:text-autospace="none">
        <style:tab-stops/>
      </style:paragraph-properties>
      <style:text-properties fo:color="#000000" style:font-name="Georgia" fo:font-size="12pt" style:font-size-asian="12pt" style:font-size-complex="12pt"/>
    </style:style>
    <style:style style:name="P11"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T1" style:family="text">
      <style:text-properties fo:font-weight="bold" style:font-weight-asian="bold" style:font-name-complex="Times New Roman1"/>
    </style:style>
    <style:style style:name="T2" style:family="text">
      <style:text-properties fo:font-weight="bold" style:font-weight-asian="bold" style:font-name-complex="Times New Roman1" style:font-weight-complex="bold"/>
    </style:style>
    <style:style style:name="T3" style:family="text">
      <style:text-properties style:font-name-complex="Times New Roman1"/>
    </style:style>
    <style:style style:name="T4" style:family="text">
      <style:text-properties style:use-window-font-color="true" style:font-name="Georgia" fo:font-size="11pt" fo:font-style="normal" style:font-name-asian="Georgia" style:font-size-asian="11pt" style:font-style-asian="normal" style:font-name-complex="Georgia" style:font-size-complex="11pt" style:font-style-complex="normal"/>
    </style:style>
    <style:style style:name="T5" style:family="text">
      <style:text-properties style:use-window-font-color="true" style:font-name="Georgia" fo:font-size="10.5pt" fo:font-style="normal" style:font-name-asian="Georgia" style:font-size-asian="10.5pt" style:font-style-asian="normal" style:font-name-complex="Times New Roman1" style:font-size-complex="10.5pt" style:font-style-complex="normal"/>
    </style:style>
    <style:style style:name="T6" style:family="text">
      <style:text-properties fo:color="#808080" style:font-name="Georgia" fo:font-size="11pt" fo:font-style="italic" style:font-name-asian="Georgia" style:font-size-asian="11pt" style:font-style-asian="italic" style:font-name-complex="Georgia" style:font-size-complex="11pt" style:font-style-complex="italic"/>
    </style:style>
    <style:style style:name="T7" style:family="text">
      <style:text-properties style:font-name="Georgia"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8" style:family="text">
      <style:text-properties style:font-name="Georgia" fo:font-size="11pt" style:font-name-asian="Georgia" style:font-size-asian="11pt" style:font-name-complex="Georgia" style:font-size-complex="11pt"/>
    </style:style>
    <style:style style:name="T9" style:family="text">
      <style:text-properties style:font-name="Georgia" fo:font-size="10.5pt" fo:font-weight="bold" style:font-size-asian="10.5pt" style:font-weight-asian="bold" style:font-name-complex="Times New Roman1" style:font-size-complex="10.5pt" style:font-weight-complex="bold"/>
    </style:style>
    <style:style style:name="T10" style:family="text">
      <style:text-properties style:font-name="Georgia" fo:font-size="10.5pt" style:font-size-asian="10.5pt" style:font-name-complex="Times New Roman1" style:font-size-complex="10.5pt"/>
    </style:style>
    <style:style style:name="T11" style:family="text">
      <style:text-properties fo:color="#000000"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12" style:family="text">
      <style:text-properties fo:color="#000000" fo:font-size="11pt" fo:font-style="italic" fo:font-weight="normal" style:font-name-asian="Georgia" style:font-size-asian="11pt" style:font-style-asian="italic" style:font-weight-asian="normal" style:font-name-complex="Georgia" style:font-size-complex="11pt" style:font-style-complex="italic" style:font-weight-complex="normal"/>
    </style:style>
    <style:style style:name="T13" style:family="text">
      <style:text-properties fo:color="#000000" style:font-name="Georgia" fo:font-size="11pt" fo:font-style="italic" style:font-name-asian="Georgia" style:font-size-asian="11pt" style:font-style-asian="italic" style:font-name-complex="Georgia" style:font-size-complex="11pt" style:font-style-complex="italic"/>
    </style:style>
    <style:style style:name="T14" style:family="text">
      <style:text-properties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15" style:family="text">
      <style:text-properties fo:font-size="11pt" fo:font-style="normal" fo:font-weight="bold" style:font-name-asian="Georgia" style:font-size-asian="11pt" style:font-style-asian="normal" style:font-weight-asian="bold" style:font-name-complex="Georgia" style:font-size-complex="11pt" style:font-style-complex="normal" style:font-weight-complex="bold"/>
    </style:style>
    <style:style style:name="T16" style:family="text">
      <style:text-properties style:text-position="super 58%" style:font-name="Georgia" fo:font-size="10.5pt" style:font-size-asian="10.5pt" style:font-name-complex="Times New Roman1"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izing up the Enemy</text:p>
      <text:p text:style-name="P1"/>
      <text:p text:style-name="P2"><text:span text:style-name="T1">Read:</text:span><text:span text:style-name="T3"> I Samuel 17:3-11; 22-47</text:span></text:p>
      <text:p text:style-name="P3"/>
      <text:p text:style-name="P4"><text:span text:style-name="T1">Text:</text:span><text:span text:style-name="T3"> I </text:span><text:span text:style-name="T11">Samuel 17:29 “And David said...Is there not a cause? </text:span></text:p>
      <text:p text:style-name="P5"/>
      <text:h text:style-name="P4" text:outline-level="3"><text:span text:style-name="T1">Introduction:</text:span><text:span text:style-name="T3"> In reading through this story once again I found some interesting things about battling the enemy. I'd like to share them with you this morning.</text:span></text:h>
      <text:h text:style-name="P7" text:outline-level="3"><text:span text:style-name="T3"/></text:h>
      <text:h text:style-name="P8" text:outline-level="3"><text:span text:style-name="T9">I. Mountain vs Valley</text:span><text:span text:style-name="T10"> (3) In this story we have two mountains and one valley. Mountains speak of victories while valleys are a picture of defeat but in this story we find that the battle was won in the valley <text:s/>which was followed by the armies of Israel defeating the Philistines on the mountain of retreat. The message here is to know that the God of the mountain is still God in the valley. The 23</text:span><text:span text:style-name="T16">rd</text:span><text:span text:style-name="T10"> psalm says “...</text:span><text:span text:style-name="T8">though I walk through the valley of the shadow of death, I will fear no evil: for thou </text:span><text:span text:style-name="T13">art</text:span><text:span text:style-name="T4"> with me</text:span><text:span text:style-name="T5">.”</text:span></text:h>
      <text:h text:style-name="P7" text:outline-level="3"><text:span text:style-name="T3">God does not leave us in the valley.</text:span></text:h>
      <text:h text:style-name="P7" text:outline-level="3"><text:span text:style-name="T3"/></text:h>
      <text:h text:style-name="P8" text:outline-level="3"><text:span text:style-name="T9">II. Giant vs Anyone</text:span><text:span text:style-name="T10"> (4-8) These verses describe a huge, muscular, giant of a man who presents a challenge to anybody who can hear his voice. He knows that any ordinary soldier is no match for him so he challenges them individually. He represents the evil one who is unafraid of any lone Christian. Goliath challenges the Israelite's individually but not as a group. David went out but he did not go out alone. You and I must never face satan alone: we must take Jesus with us. Joshua 1:9 says “...</text:span><text:span text:style-name="T8">be not afraid, neither be thou dismayed: for the LORD thy God </text:span><text:span text:style-name="T6">is</text:span><text:span text:style-name="T4"> with thee whithersoever thou goest.” </text:span></text:h>
      <text:h text:style-name="P7" text:outline-level="3"><text:span text:style-name="T3"/></text:h>
      <text:h text:style-name="P7" text:outline-level="3"><text:span text:style-name="T2">III. Promises vs Lies</text:span><text:span text:style-name="T3"> (9-10) Goliath presents a promise that he had no intention of keeping. “</text:span><text:span text:style-name="T11">If he be able to fight with me, and to kill me, then will we be your servants: but if I prevail against him, and kill him, then shall ye be our servants, and serve us.” Satan never intends to keep his promises. He is our enemy and will always be our enemy. Jesus said of satan: “...there is no truth in him. When he speaketh a lie, he speaketh of his own: for he is a liar, and the father of it.”</text:span></text:h>
      <text:h text:style-name="P7" text:outline-level="3"><text:span text:style-name="T3"/></text:h>
      <text:h text:style-name="P7" text:outline-level="3"><text:span text:style-name="T2">IV. Dismay vs Hope</text:span><text:span text:style-name="T3"> (11 &amp; 32) Those who listened to Goliath were filled with dismay. They were scared. David was different: he heard what Goliath said but he was listening to another voice. He knew that God was un-defeatable. He simply took God into the battle with himself. The Israelite's went from dismay to hope in one second.</text:span></text:h>
      <text:h text:style-name="P8" text:outline-level="3"><text:span text:style-name="T10">God made a promise to Judah: “...</text:span><text:span text:style-name="T8"> Thus saith the LORD unto you, Be not afraid nor dismayed by reason of this great multitude; for the battle </text:span><text:span text:style-name="T6">is</text:span><text:span text:style-name="T4"> not yours, but God's. (II Chronicles 20:15)</text:span></text:h>
      <text:h text:style-name="P7" text:outline-level="3"><text:span text:style-name="T3"/></text:h>
      <text:h text:style-name="P7" text:outline-level="3"><text:span text:style-name="T2">V. Child's Toy vs Weapons</text:span><text:span text:style-name="T3"> (40 &amp; 5-7) Goliath had a sword, a spear and armor that was impenetrable. His shield was so heavy that he had to take along an extra man to carry it for him. David had a sling shot. It was the same kind of sling shot a kid would have. Goliath “</text:span><text:span text:style-name="T11">disdained him: for he was </text:span><text:span text:style-name="T12">but</text:span><text:span text:style-name="T11"> a youth.” Goliath was insulted that this kid with a child's toy thought he could defeat a battle scarred warrior as himself. What Goliath didn't <text:s/>know was that this wasn't David's first battle. What Goliath didn't see was that David didn't fight fair. God was there helping David. A sling shot in David's hands is a useful weapon but when it is guided by God's hand it is a stinger missile.</text:span></text:h>
      <text:h text:style-name="P7" text:outline-level="3"><text:span text:style-name="T3"/></text:h>
      <text:h text:style-name="P7" text:outline-level="3"><text:span text:style-name="T2">VII. God vs gods</text:span><text:span text:style-name="T3"> (45-47) Goliath cursed David by his gods. Poor Goliath...he didn't know that David wasn't cursed at all because his god's didn't exist. They weren't real. Because Goliath defied that God who did exist he was cursed already and didn't know it. Here is David's anointed response” </text:span></text:h>
      <text:h text:style-name="P7" text:outline-level="3"><text:span text:style-name="T3">“</text:span><text:span text:style-name="T11">This day will the LORD deliver thee into mine hand; and I will smite thee, and take thine head from thee; and I will give the carcases of the host of the Philistines this day unto the fowls of the air, and to the wild beasts of the earth; that all the earth may know that there is a God in Israel. And all this assembly shall know that the LORD saveth not with sword and spear: for the battle </text:span><text:span text:style-name="T12">is</text:span><text:span text:style-name="T11"> the LORD'S, and he will give you into our hands.” </text:span></text:h>
      <text:p text:style-name="P9"><text:span text:style-name="T7"/></text:p>
      <text:p text:style-name="P10"><text:span text:style-name="T15">Conclude:</text:span><text:span text:style-name="T14"> <text:s/>Satan is the enemy and sometimes he appears to be a bigger giant than we can deal with. So don't. Don't deal with him. Don't make a deal with him. Call on your Big Brother. Call on Jesus and He will go with you into battle and you will exit the battle with another victory under your be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2</meta:editing-cycles>
    <meta:creation-date>2014-03-28T17:34:00</meta:creation-date>
    <dc:date>2017-02-04T22:31:17.82</dc:date>
    <meta:editing-duration>PT6H11M15S</meta:editing-duration>
    <meta:generator>OpenOffice/4.1.2$Win32 OpenOffice.org_project/412m3$Build-9782</meta:generator>
    <meta:document-statistic meta:table-count="0" meta:image-count="0" meta:object-count="0" meta:page-count="1" meta:paragraph-count="14" meta:word-count="789" meta:character-count="41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